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61">
      <style:table-cell-properties fo:background-color="#00ff66" fo:border="0.06pt solid #0000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3"/>
        <table:table-column table:style-name="co3" table:default-cell-style-name="ce6"/>
        <table:table-column table:style-name="co3" table:default-cell-style-name="ce3"/>
        <table:table-row table:style-name="ro1" table:number-rows-repeated="2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number-columns-repeated="5" table:style-name="ce1" office:value-type="string" calcext:value-type="string">
            <text:p>openmp</text:p>
          </table:table-cell>
          <table:table-cell table:number-columns-repeated="2" table:style-name="ce1" office:value-type="string" calcext:value-type="string">
            <text:p>mpi</text:p>
          </table:table-cell>
          <table:table-cell table:style-name="ce5" office:value-type="string" calcext:value-type="string">
            <text:p>hybrid</text:p>
          </table:table-cell>
          <table:table-cell table:style-name="ce1" office:value-type="string" calcext:value-type="string">
            <text:p>hybrid</text:p>
          </table:table-cell>
        </table:table-row>
        <table:table-row table:style-name="ro3">
          <table:table-cell office:value-type="string" calcext:value-type="string">
            <text:p>threads/proces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/1</text:p>
          </table:table-cell>
          <table:table-cell office:value-type="string" calcext:value-type="string">
            <text:p>2/8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6" office:value-type="float" office:value="27000" calcext:value-type="float">
            <text:p>27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16000" calcext:value-type="float">
            <text:p>216000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float" office:value="39.64" calcext:value-type="float">
            <text:p>39,64</text:p>
          </table:table-cell>
          <table:table-cell office:value-type="float" office:value="25.01" calcext:value-type="float">
            <text:p>25,01</text:p>
          </table:table-cell>
          <table:table-cell office:value-type="float" office:value="14.55" calcext:value-type="float">
            <text:p>14,55</text:p>
          </table:table-cell>
          <table:table-cell office:value-type="float" office:value="9.96" calcext:value-type="float">
            <text:p>9,96</text:p>
          </table:table-cell>
          <table:table-cell office:value-type="float" office:value="8.11" calcext:value-type="float">
            <text:p>8,11</text:p>
          </table:table-cell>
          <table:table-cell office:value-type="float" office:value="37.14" calcext:value-type="float">
            <text:p>37,14</text:p>
          </table:table-cell>
          <table:table-cell office:value-type="float" office:value="85.79" calcext:value-type="float">
            <text:p>85,79</text:p>
          </table:table-cell>
          <table:table-cell office:value-type="float" office:value="7.44" calcext:value-type="float">
            <text:p>7,44</text:p>
          </table:table-cell>
          <table:table-cell office:value-type="float" office:value="60.97" calcext:value-type="float">
            <text:p>60,97</text:p>
          </table:table-cell>
        </table:table-row>
        <table:table-row table:style-name="ro1">
          <table:table-cell office:value-type="string" calcext:value-type="string">
            <text:p>time/element</text:p>
          </table:table-cell>
          <table:table-cell table:style-name="ce4" table:formula="of:=[.B6]/[.B5]" office:value-type="float" office:value="0.00146814814814815" calcext:value-type="float">
            <text:p>1,47E-03</text:p>
          </table:table-cell>
          <table:table-cell table:style-name="ce4" table:formula="of:=[.C6]/[.C5]" office:value-type="float" office:value="0.000926296296296296" calcext:value-type="float">
            <text:p>9,26E-04</text:p>
          </table:table-cell>
          <table:table-cell table:style-name="ce4" table:formula="of:=[.D6]/[.D5]" office:value-type="float" office:value="0.000538888888888889" calcext:value-type="float">
            <text:p>5,39E-04</text:p>
          </table:table-cell>
          <table:table-cell table:style-name="ce4" table:formula="of:=[.E6]/[.E5]" office:value-type="float" office:value="0.000368888888888889" calcext:value-type="float">
            <text:p>3,69E-04</text:p>
          </table:table-cell>
          <table:table-cell table:style-name="ce4" table:formula="of:=[.F6]/[.F5]" office:value-type="float" office:value="0.00030037037037037" calcext:value-type="float">
            <text:p>3,00E-04</text:p>
          </table:table-cell>
          <table:table-cell table:style-name="ce4" table:formula="of:=[.G6]/[.G5]" office:value-type="float" office:value="0.00137555555555556" calcext:value-type="float">
            <text:p>1,38E-03</text:p>
          </table:table-cell>
          <table:table-cell table:style-name="ce4" table:formula="of:=[.H6]/[.H5]" office:value-type="float" office:value="0.000397175925925926" calcext:value-type="float">
            <text:p>3,97E-04</text:p>
          </table:table-cell>
          <table:table-cell table:style-name="ce7" table:formula="of:=[.I6]/[.I5]" office:value-type="float" office:value="0.000275555555555556" calcext:value-type="float">
            <text:p>2,76E-04</text:p>
          </table:table-cell>
          <table:table-cell table:style-name="ce4" table:formula="of:=[.J6]/[.J5]" office:value-type="float" office:value="0.000282268518518518" calcext:value-type="float">
            <text:p>2,82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</meta:initial-creator>
    <meta:creation-date>2015-11-18T13:31:17.540260979</meta:creation-date>
    <dc:date>2015-11-19T10:27:02.187190822</dc:date>
    <dc:creator>igor </dc:creator>
    <meta:editing-duration>PT19H10M24S</meta:editing-duration>
    <meta:editing-cycles>1</meta:editing-cycles>
    <meta:document-statistic meta:table-count="1" meta:cell-count="50" meta:object-count="0"/>
    <meta:generator>LibreOffice/4.3.3.2$Linux_X86_64 LibreOffice_project/430m0$Build-2</meta:generator>
  </office:meta>
</office:document-meta>
</file>